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16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5.909cm"/>
    </style:style>
    <style:style style:name="co7" style:family="table-column">
      <style:table-column-properties fo:break-before="auto" style:column-width="7.952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9.66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dbb6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20">
      <style:text-properties fo:font-size="12pt" style:font-size-asian="12pt" style:font-size-complex="12pt"/>
    </style:style>
    <style:style style:name="ce8" style:family="table-cell" style:parent-style-name="Default" style:data-style-name="N114">
      <style:text-properties fo:font-size="12pt" style:font-size-asian="12pt" style:font-size-complex="12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ffdbb6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Property</text:p>
          </table:table-cell>
          <table:table-cell table:style-name="ce4" office:value-type="string" calcext:value-type="string">
            <text:p>Hectares</text:p>
          </table:table-cell>
          <table:table-cell table:style-name="ce4" office:value-type="string" calcext:value-type="string">
            <text:p>Owners</text:p>
          </table:table-cell>
          <table:table-cell table:style-name="ce4" office:value-type="string" calcext:value-type="string">
            <text:p>Total Shares</text:p>
          </table:table-cell>
          <table:table-cell table:style-name="ce4" office:value-type="string" calcext:value-type="string">
            <text:p>Winston Woods</text:p>
          </table:table-cell>
          <table:table-cell table:style-name="ce1" office:value-type="string" calcext:value-type="string">
            <text:p>Percent Of Total Shares</text:p>
          </table:table-cell>
          <table:table-cell table:style-name="ce1" office:value-type="string" calcext:value-type="string">
            <text:p>Share In Square Metres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 calcext:value-type="string">
            <text:p>Rotohokahoka D North 4D</text:p>
          </table:table-cell>
          <table:table-cell table:style-name="ce5" office:value-type="float" office:value="20.0217" calcext:value-type="float">
            <text:p>20.0217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53.925" calcext:value-type="float">
            <text:p>53.925</text:p>
          </table:table-cell>
          <table:table-cell table:style-name="ce5" office:value-type="float" office:value="0.05556" calcext:value-type="float">
            <text:p>0.05556</text:p>
          </table:table-cell>
          <table:table-cell table:style-name="ce7" table:formula="of:=[.E2]/[.D2]" office:value-type="float" office:value="0.00103031988873435" calcext:value-type="float">
            <text:p>0.0010</text:p>
          </table:table-cell>
          <table:table-cell table:style-name="ce9" table:formula="of:=[.F2]*[.B2]*10000" office:value-type="float" office:value="206.287557162726" calcext:value-type="float">
            <text:p>206.287557162726</text:p>
          </table:table-cell>
          <table:table-cell table:style-name="ce9"/>
          <table:table-cell table:style-name="ce10" office:value-type="string" calcext:value-type="string">
            <text:p>By Skyswing in Rotoru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otoiti 13D 2</text:p>
          </table:table-cell>
          <table:table-cell table:style-name="ce5" office:value-type="float" office:value="29.2916" calcext:value-type="float">
            <text:p>29.2916</text:p>
          </table:table-cell>
          <table:table-cell table:style-name="ce5" office:value-type="float" office:value="4383" calcext:value-type="float">
            <text:p>4383</text:p>
          </table:table-cell>
          <table:table-cell table:style-name="ce5" office:value-type="float" office:value="4150.07544" calcext:value-type="float">
            <text:p>4150.07544</text:p>
          </table:table-cell>
          <table:table-cell table:style-name="ce5" office:value-type="float" office:value="0.18518" calcext:value-type="float">
            <text:p>0.18518</text:p>
          </table:table-cell>
          <table:table-cell table:style-name="ce8" table:formula="of:=[.E3]/[.D3]" office:value-type="float" office:value="0.0000446208756147334" calcext:value-type="float">
            <text:p>4.46208756E-05</text:p>
          </table:table-cell>
          <table:table-cell table:style-name="ce9" table:formula="of:=[.F3]*[.B3]*10000" office:value-type="float" office:value="13.0701684015653" calcext:value-type="float">
            <text:p>13.0701684015653</text:p>
          </table:table-cell>
          <table:table-cell table:style-name="ce9"/>
          <table:table-cell table:style-name="ce10" office:value-type="string" calcext:value-type="string">
            <text:p>East end of Lake Rotoit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keroa Oruawhata</text:p>
          </table:table-cell>
          <table:table-cell table:style-name="ce5" office:value-type="float" office:value="7.3658" calcext:value-type="float">
            <text:p>7.3658</text:p>
          </table:table-cell>
          <table:table-cell table:style-name="ce5" office:value-type="float" office:value="7298" calcext:value-type="float">
            <text:p>7298</text:p>
          </table:table-cell>
          <table:table-cell table:style-name="ce5" office:value-type="float" office:value="997.3874" calcext:value-type="float">
            <text:p>997.3874</text:p>
          </table:table-cell>
          <table:table-cell table:style-name="ce5" office:value-type="float" office:value="0.05242" calcext:value-type="float">
            <text:p>0.05242</text:p>
          </table:table-cell>
          <table:table-cell table:style-name="ce8" table:formula="of:=[.E4]/[.D4]" office:value-type="float" office:value="0.000052557311231323" calcext:value-type="float">
            <text:p>5.25573112E-05</text:p>
          </table:table-cell>
          <table:table-cell table:style-name="ce9" table:formula="of:=[.F4]*[.B4]*10000" office:value-type="float" office:value="3.87126643067679" calcext:value-type="float">
            <text:p>3.87126643067679</text:p>
          </table:table-cell>
          <table:table-cell table:style-name="ce9"/>
          <table:table-cell table:style-name="ce10" office:value-type="string" calcext:value-type="string">
            <text:p>no 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hakapoungakau 9B 13, 15B 10, 14, 10B 6A, 11B 6, 13B 5, 16 2B 2G 2E and Pikirangi 9 (Aggregated)</text:p>
          </table:table-cell>
          <table:table-cell table:style-name="ce5" office:value-type="float" office:value="840.1662" calcext:value-type="float">
            <text:p>840.1662</text:p>
          </table:table-cell>
          <table:table-cell table:style-name="ce5" office:value-type="float" office:value="5895" calcext:value-type="float">
            <text:p>5895</text:p>
          </table:table-cell>
          <table:table-cell table:style-name="ce5" office:value-type="float" office:value="3282800" calcext:value-type="float">
            <text:p>3282800</text:p>
          </table:table-cell>
          <table:table-cell table:style-name="ce5" office:value-type="float" office:value="73.57375" calcext:value-type="float">
            <text:p>73.57375</text:p>
          </table:table-cell>
          <table:table-cell table:style-name="ce8" table:formula="of:=[.E5]/[.D5]" office:value-type="float" office:value="0.0000224118892408919" calcext:value-type="float">
            <text:p>2.24118892E-05</text:p>
          </table:table-cell>
          <table:table-cell table:style-name="ce9" table:formula="of:=[.F5]*[.B5]*10000" office:value-type="float" office:value="188.297118183411" calcext:value-type="float">
            <text:p>188.297118183411</text:p>
          </table:table-cell>
          <table:table-cell table:style-name="ce9"/>
          <table:table-cell table:style-name="ce10" office:value-type="string" calcext:value-type="string">
            <text:p>no 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llotment 453 Parish of Te Papa</text:p>
          </table:table-cell>
          <table:table-cell table:style-name="ce5" office:value-type="float" office:value="54.9593" calcext:value-type="float">
            <text:p>54.9593</text:p>
          </table:table-cell>
          <table:table-cell table:style-name="ce5" office:value-type="float" office:value="778" calcext:value-type="float">
            <text:p>778</text:p>
          </table:table-cell>
          <table:table-cell table:style-name="ce5" office:value-type="float" office:value="1369.4937" calcext:value-type="float">
            <text:p>1369.4937</text:p>
          </table:table-cell>
          <table:table-cell table:style-name="ce5" office:value-type="float" office:value="3.6343" calcext:value-type="float">
            <text:p>3.6343</text:p>
          </table:table-cell>
          <table:table-cell table:style-name="ce8" table:formula="of:=[.E6]/[.D6]" office:value-type="float" office:value="0.00265375444954584" calcext:value-type="float">
            <text:p>2.65375445E-03</text:p>
          </table:table-cell>
          <table:table-cell table:style-name="ce9" table:formula="of:=[.F6]*[.B6]*10000" office:value-type="float" office:value="1458.48486918925" calcext:value-type="float">
            <text:p>1458.48486918925</text:p>
          </table:table-cell>
          <table:table-cell table:style-name="ce9"/>
          <table:table-cell table:style-name="ce10" office:value-type="string" calcext:value-type="string">
            <text:p>confusion of areas around bethlehem/taurang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rish of Te Papa 91D1B</text:p>
          </table:table-cell>
          <table:table-cell table:style-name="ce5" office:value-type="float" office:value="3.0406" calcext:value-type="float">
            <text:p>3.040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6.6279" calcext:value-type="float">
            <text:p>6.6279</text:p>
          </table:table-cell>
          <table:table-cell table:style-name="ce5" office:value-type="float" office:value="0.3362" calcext:value-type="float">
            <text:p>0.3362</text:p>
          </table:table-cell>
          <table:table-cell table:style-name="ce8" table:formula="of:=[.E7]/[.D7]" office:value-type="float" office:value="0.0507249656754025" calcext:value-type="float">
            <text:p>5.07249657E-02</text:p>
          </table:table-cell>
          <table:table-cell table:style-name="ce9" table:formula="of:=[.F7]*[.B7]*10000" office:value-type="float" office:value="1542.34330632629" calcext:value-type="float">
            <text:p>1542.34330632629</text:p>
          </table:table-cell>
          <table:table-cell table:style-name="ce9"/>
          <table:table-cell table:style-name="ce10" office:value-type="string" calcext:value-type="string">
            <text:p>bethlehem with tenant, olga may pet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 Irihanga 2A</text:p>
          </table:table-cell>
          <table:table-cell table:style-name="ce5" office:value-type="float" office:value="2.0234" calcext:value-type="float">
            <text:p>2.0234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0.01111" calcext:value-type="float">
            <text:p>0.01111</text:p>
          </table:table-cell>
          <table:table-cell table:style-name="ce8" table:formula="of:=[.E8]/[.D8]" office:value-type="float" office:value="0.000231458333333333" calcext:value-type="float">
            <text:p>2.31458333E-04</text:p>
          </table:table-cell>
          <table:table-cell table:style-name="ce9" table:formula="of:=[.F8]*[.B8]*10000" office:value-type="float" office:value="4.68332791666667" calcext:value-type="float">
            <text:p>4.68332791666667</text:p>
          </table:table-cell>
          <table:table-cell table:style-name="ce9"/>
          <table:table-cell table:style-name="ce10" office:value-type="string" calcext:value-type="string">
            <text:p>north east of tauriko/greerto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 Irihanga No 2 and Lot 1 DPS 62940</text:p>
          </table:table-cell>
          <table:table-cell table:style-name="ce5" office:value-type="float" office:value="140.1194" calcext:value-type="float">
            <text:p>140.1194</text:p>
          </table:table-cell>
          <table:table-cell table:style-name="ce5" office:value-type="float" office:value="1180" calcext:value-type="float">
            <text:p>1180</text:p>
          </table:table-cell>
          <table:table-cell table:style-name="ce5" office:value-type="float" office:value="47.41667" calcext:value-type="float">
            <text:p>47.41667</text:p>
          </table:table-cell>
          <table:table-cell table:style-name="ce5" office:value-type="float" office:value="0.17778" calcext:value-type="float">
            <text:p>0.17778</text:p>
          </table:table-cell>
          <table:table-cell table:style-name="ce8" table:formula="of:=[.E9]/[.D9]" office:value-type="float" office:value="0.00374931432342254" calcext:value-type="float">
            <text:p>3.74931432E-03</text:p>
          </table:table-cell>
          <table:table-cell table:style-name="ce9" table:formula="of:=[.F9]*[.B9]*10000" office:value-type="float" office:value="5253.51673409373" calcext:value-type="float">
            <text:p>5253.51673409373</text:p>
          </table:table-cell>
          <table:table-cell table:style-name="ce9"/>
          <table:table-cell table:style-name="ce10" office:value-type="string" calcext:value-type="string">
            <text:p>ditt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 Papa Lot 8C2</text:p>
          </table:table-cell>
          <table:table-cell table:style-name="ce5" office:value-type="float" office:value="13.136" calcext:value-type="float">
            <text:p>13.136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21.2268" calcext:value-type="float">
            <text:p>21.2268</text:p>
          </table:table-cell>
          <table:table-cell table:style-name="ce5" office:value-type="float" office:value="0.00926" calcext:value-type="float">
            <text:p>0.00926</text:p>
          </table:table-cell>
          <table:table-cell table:style-name="ce8" table:formula="of:=[.E10]/[.D10]" office:value-type="float" office:value="0.000436240978385814" calcext:value-type="float">
            <text:p>4.36240978E-04</text:p>
          </table:table-cell>
          <table:table-cell table:style-name="ce9" table:formula="of:=[.F10]*[.B10]*10000" office:value-type="float" office:value="57.3046149207605" calcext:value-type="float">
            <text:p>57.3046149207605</text:p>
          </table:table-cell>
          <table:table-cell table:style-name="ce9"/>
          <table:table-cell table:style-name="ce10" office:value-type="string" calcext:value-type="string">
            <text:p>part of bethle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t 91D No 2B Parish of Te Papa</text:p>
          </table:table-cell>
          <table:table-cell table:style-name="ce5" office:value-type="float" office:value="7.4082" calcext:value-type="float">
            <text:p>7.4082</text:p>
          </table:table-cell>
          <table:table-cell table:style-name="ce5" office:value-type="float" office:value="546" calcext:value-type="float">
            <text:p>546</text:p>
          </table:table-cell>
          <table:table-cell table:style-name="ce5" office:value-type="float" office:value="1683.125" calcext:value-type="float">
            <text:p>1683.125</text:p>
          </table:table-cell>
          <table:table-cell table:style-name="ce5" office:value-type="float" office:value="3.8929" calcext:value-type="float">
            <text:p>3.8929</text:p>
          </table:table-cell>
          <table:table-cell table:style-name="ce8" table:formula="of:=[.E11]/[.D11]" office:value-type="float" office:value="0.00231290011139993" calcext:value-type="float">
            <text:p>2.31290011E-03</text:p>
          </table:table-cell>
          <table:table-cell table:style-name="ce9" table:formula="of:=[.F11]*[.B11]*10000" office:value-type="float" office:value="171.344266052729" calcext:value-type="float">
            <text:p>171.344266052729</text:p>
          </table:table-cell>
          <table:table-cell table:style-name="ce9"/>
          <table:table-cell table:style-name="ce10" office:value-type="string" calcext:value-type="string">
            <text:p>bethle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t 91L Parish of Te Papa Urupa</text:p>
          </table:table-cell>
          <table:table-cell table:style-name="ce5" office:value-type="float" office:value="0.4047" calcext:value-type="float">
            <text:p>0.4047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335" calcext:value-type="float">
            <text:p>0.00335</text:p>
          </table:table-cell>
          <table:table-cell table:style-name="ce8" table:formula="of:=[.E12]/[.D12]" office:value-type="float" office:value="0.00335" calcext:value-type="float">
            <text:p>3.35000000E-03</text:p>
          </table:table-cell>
          <table:table-cell table:style-name="ce9" table:formula="of:=[.F12]*[.B12]*10000" office:value-type="float" office:value="13.55745" calcext:value-type="float">
            <text:p>13.55745</text:p>
          </table:table-cell>
          <table:table-cell table:style-name="ce9"/>
          <table:table-cell table:style-name="ce10" office:value-type="string" calcext:value-type="string">
            <text:p>Urupa at bethle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t 91P Parish of Te Papa (Urupas)</text:p>
          </table:table-cell>
          <table:table-cell table:style-name="ce5" office:value-type="float" office:value="0.4262" calcext:value-type="float">
            <text:p>0.4262</text:p>
          </table:table-cell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0.31527" calcext:value-type="float">
            <text:p>0.31527</text:p>
          </table:table-cell>
          <table:table-cell table:style-name="ce8" table:formula="of:=[.E13]/[.D13]" office:value-type="float" office:value="0.00562982142857143" calcext:value-type="float">
            <text:p>5.62982143E-03</text:p>
          </table:table-cell>
          <table:table-cell table:style-name="ce9" table:formula="of:=[.F13]*[.B13]*10000" office:value-type="float" office:value="23.9942989285714" calcext:value-type="float">
            <text:p>23.9942989285714</text:p>
          </table:table-cell>
          <table:table-cell table:style-name="ce9"/>
          <table:table-cell table:style-name="ce10" office:value-type="string" calcext:value-type="string">
            <text:p>no 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ot 91G Parish of Te Papa</text:p>
          </table:table-cell>
          <table:table-cell table:style-name="ce5" office:value-type="float" office:value="0.2517" calcext:value-type="float">
            <text:p>0.2517</text:p>
          </table:table-cell>
          <table:table-cell table:style-name="ce5" office:value-type="float" office:value="952" calcext:value-type="float">
            <text:p>952</text:p>
          </table:table-cell>
          <table:table-cell table:style-name="ce5" office:value-type="float" office:value="0.98125" calcext:value-type="float">
            <text:p>0.98125</text:p>
          </table:table-cell>
          <table:table-cell table:style-name="ce5" office:value-type="float" office:value="0.002604" calcext:value-type="float">
            <text:p>0.002604</text:p>
          </table:table-cell>
          <table:table-cell table:style-name="ce8" table:formula="of:=[.E14]/[.D14]" office:value-type="float" office:value="0.00265375796178344" calcext:value-type="float">
            <text:p>2.65375796E-03</text:p>
          </table:table-cell>
          <table:table-cell table:style-name="ce9" table:formula="of:=[.F14]*[.B14]*10000" office:value-type="float" office:value="6.67950878980892" calcext:value-type="float">
            <text:p>6.67950878980892</text:p>
          </table:table-cell>
          <table:table-cell table:style-name="ce9"/>
          <table:table-cell table:style-name="ce10" office:value-type="string" calcext:value-type="string">
            <text:p>bethlehe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naia 1B &amp; 2B Section E 2A and E 2E 2</text:p>
          </table:table-cell>
          <table:table-cell table:style-name="ce5" office:value-type="float" office:value="300.3842" calcext:value-type="float">
            <text:p>300.3842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732.49973" calcext:value-type="float">
            <text:p>732.49973</text:p>
          </table:table-cell>
          <table:table-cell table:style-name="ce5" office:value-type="float" office:value="0.33041" calcext:value-type="float">
            <text:p>0.33041</text:p>
          </table:table-cell>
          <table:table-cell table:style-name="ce8" table:formula="of:=[.E15]/[.D15]" office:value-type="float" office:value="0.000451071838620336" calcext:value-type="float">
            <text:p>4.51071839E-04</text:p>
          </table:table-cell>
          <table:table-cell table:style-name="ce9" table:formula="of:=[.F15]*[.B15]*10000" office:value-type="float" office:value="1354.94853386499" calcext:value-type="float">
            <text:p>1354.94853386499</text:p>
          </table:table-cell>
          <table:table-cell table:style-name="ce9"/>
          <table:table-cell table:style-name="ce10" office:value-type="string" calcext:value-type="string">
            <text:p>wilsons bay, mana retrea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ngatawa No 6</text:p>
          </table:table-cell>
          <table:table-cell table:style-name="ce5" office:value-type="float" office:value="22.6624" calcext:value-type="float">
            <text:p>22.6624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5600" calcext:value-type="float">
            <text:p>5600</text:p>
          </table:table-cell>
          <table:table-cell table:style-name="ce5" office:value-type="float" office:value="16.6667" calcext:value-type="float">
            <text:p>16.6667</text:p>
          </table:table-cell>
          <table:table-cell table:style-name="ce8" table:formula="of:=[.E16]/[.D16]" office:value-type="float" office:value="0.00297619642857143" calcext:value-type="float">
            <text:p>2.97619643E-03</text:p>
          </table:table-cell>
          <table:table-cell table:style-name="ce9" table:formula="of:=[.F16]*[.B16]*10000" office:value-type="float" office:value="674.477539428571" calcext:value-type="float">
            <text:p>674.477539428571</text:p>
          </table:table-cell>
          <table:table-cell table:style-name="ce9"/>
          <table:table-cell table:style-name="ce10" office:value-type="string" calcext:value-type="string">
            <text:p>Welcome bay, Papamoa en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tawa or Waitaha No 1B Section 1</text:p>
          </table:table-cell>
          <table:table-cell table:style-name="ce5" office:value-type="float" office:value="43.0965" calcext:value-type="float">
            <text:p>43.0965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0104" calcext:value-type="float">
            <text:p>0.0104</text:p>
          </table:table-cell>
          <table:table-cell table:style-name="ce8" table:formula="of:=[.E17]/[.D17]" office:value-type="float" office:value="0.0052" calcext:value-type="float">
            <text:p>5.20000000E-03</text:p>
          </table:table-cell>
          <table:table-cell table:style-name="ce9" table:formula="of:=[.F17]*[.B17]*10000" office:value-type="float" office:value="2241.018" calcext:value-type="float">
            <text:p>2241.018</text:p>
          </table:table-cell>
          <table:table-cell table:style-name="ce9"/>
          <table:table-cell table:style-name="ce10" office:value-type="string" calcext:value-type="string">
            <text:p>South west of Papamo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pamoa 2B</text:p>
          </table:table-cell>
          <table:table-cell table:style-name="ce5" office:value-type="float" office:value="13.6287" calcext:value-type="float">
            <text:p>13.6287</text:p>
          </table:table-cell>
          <table:table-cell table:style-name="ce5" office:value-type="float" office:value="927" calcext:value-type="float">
            <text:p>927</text:p>
          </table:table-cell>
          <table:table-cell table:style-name="ce5" office:value-type="float" office:value="29.2427" calcext:value-type="float">
            <text:p>29.2427</text:p>
          </table:table-cell>
          <table:table-cell table:style-name="ce5" office:value-type="float" office:value="0.0104" calcext:value-type="float">
            <text:p>0.0104</text:p>
          </table:table-cell>
          <table:table-cell table:style-name="ce8" table:formula="of:=[.E18]/[.D18]" office:value-type="float" office:value="0.000355644314649468" calcext:value-type="float">
            <text:p>3.55644315E-04</text:p>
          </table:table-cell>
          <table:table-cell table:style-name="ce9" table:formula="of:=[.F18]*[.B18]*10000" office:value-type="float" office:value="48.4696967106321" calcext:value-type="float">
            <text:p>48.4696967106321</text:p>
          </table:table-cell>
          <table:table-cell table:style-name="ce9"/>
          <table:table-cell table:style-name="ce10" office:value-type="string" calcext:value-type="string">
            <text:p>Papamoa beachfro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kikaikutu No1C No2C</text:p>
          </table:table-cell>
          <table:table-cell table:style-name="ce5" office:value-type="float" office:value="26.0946" calcext:value-type="float">
            <text:p>26.0946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0.4167" calcext:value-type="float">
            <text:p>0.4167</text:p>
          </table:table-cell>
          <table:table-cell table:style-name="ce8" table:formula="of:=[.E19]/[.D19]" office:value-type="float" office:value="0.00141254237288136" calcext:value-type="float">
            <text:p>1.41254237E-03</text:p>
          </table:table-cell>
          <table:table-cell table:style-name="ce9" table:formula="of:=[.F19]*[.B19]*10000" office:value-type="float" office:value="368.597282033898" calcext:value-type="float">
            <text:p>368.597282033898</text:p>
          </table:table-cell>
          <table:table-cell table:style-name="ce9"/>
          <table:table-cell table:style-name="ce10" office:value-type="string" calcext:value-type="string">
            <text:p>Whangarei harbour, before Parua ba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Kokako</text:p>
          </table:table-cell>
          <table:table-cell table:style-name="ce5" office:value-type="float" office:value="556.8785" calcext:value-type="float">
            <text:p>556.8785</text:p>
          </table:table-cell>
          <table:table-cell table:style-name="ce5" office:value-type="float" office:value="2557" calcext:value-type="float">
            <text:p>2557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0.0037" calcext:value-type="float">
            <text:p>0.0037</text:p>
          </table:table-cell>
          <table:table-cell table:style-name="ce8" table:formula="of:=[.E20]/[.D20]" office:value-type="float" office:value="0.00000264285714285714" calcext:value-type="float">
            <text:p>2.64285714E-06</text:p>
          </table:table-cell>
          <table:table-cell table:style-name="ce9" table:formula="of:=[.F20]*[.B20]*10000" office:value-type="float" office:value="14.7175032142857" calcext:value-type="float">
            <text:p>14.7175032142857</text:p>
          </table:table-cell>
          <table:table-cell table:style-name="ce9"/>
          <table:table-cell table:style-name="ce10" office:value-type="string" calcext:value-type="string">
            <text:p>Lichfield, west of Rotoru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hakapoungakau 9B 13, 15B 10, 14, 10B 6A, 11B 6, 13B 5, 16 2B 2G 2E and Pikirangi 9 (Aggregated)</text:p>
          </table:table-cell>
          <table:table-cell table:style-name="ce5" office:value-type="float" office:value="840.1662" calcext:value-type="float">
            <text:p>840.1662</text:p>
          </table:table-cell>
          <table:table-cell table:style-name="ce5" office:value-type="float" office:value="5895" calcext:value-type="float">
            <text:p>5895</text:p>
          </table:table-cell>
          <table:table-cell table:style-name="ce5" office:value-type="float" office:value="3282800" calcext:value-type="float">
            <text:p>3282800</text:p>
          </table:table-cell>
          <table:table-cell table:style-name="ce5" office:value-type="float" office:value="123.4427" calcext:value-type="float">
            <text:p>123.4427</text:p>
          </table:table-cell>
          <table:table-cell table:style-name="ce8" table:formula="of:=[.E21]/[.D21]" office:value-type="float" office:value="0.0000376028695016449" calcext:value-type="float">
            <text:p>3.76028695E-05</text:p>
          </table:table-cell>
          <table:table-cell table:style-name="ce9" table:formula="of:=[.F21]*[.B21]*10000" office:value-type="float" office:value="315.926599782929" calcext:value-type="float">
            <text:p>315.926599782929</text:p>
          </table:table-cell>
          <table:table-cell table:style-name="ce9"/>
          <table:table-cell table:style-name="ce10" office:value-type="string" calcext:value-type="string">
            <text:p>no ma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ketu A 150</text:p>
          </table:table-cell>
          <table:table-cell table:style-name="ce5" office:value-type="float" office:value="0.5826" calcext:value-type="float">
            <text:p>0.5826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72500" calcext:value-type="float">
            <text:p>72500</text:p>
          </table:table-cell>
          <table:table-cell table:style-name="ce5" office:value-type="float" office:value="97.22222" calcext:value-type="float">
            <text:p>97.22222</text:p>
          </table:table-cell>
          <table:table-cell table:style-name="ce8" table:formula="of:=[.E22]/[.D22]" office:value-type="float" office:value="0.00134099613793103" calcext:value-type="float">
            <text:p>1.34099614E-03</text:p>
          </table:table-cell>
          <table:table-cell table:style-name="ce9" table:formula="of:=[.F22]*[.B22]*10000" office:value-type="float" office:value="7.81264349958621" calcext:value-type="float">
            <text:p>7.81264349958621</text:p>
          </table:table-cell>
          <table:table-cell table:style-name="ce9"/>
          <table:table-cell table:style-name="ce10" office:value-type="string" calcext:value-type="string">
            <text:p>middle of Maketu tow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engaroa North A5 Block</text:p>
          </table:table-cell>
          <table:table-cell table:style-name="ce5" office:value-type="float" office:value="45.0144" calcext:value-type="float">
            <text:p>45.0144</text:p>
          </table:table-cell>
          <table:table-cell table:style-name="ce5" office:value-type="float" office:value="741" calcext:value-type="float">
            <text:p>741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4.3251" calcext:value-type="float">
            <text:p>4.3251</text:p>
          </table:table-cell>
          <table:table-cell table:style-name="ce8" table:formula="of:=[.E23]/[.D23]" office:value-type="float" office:value="0.00043251" calcext:value-type="float">
            <text:p>4.32510000E-04</text:p>
          </table:table-cell>
          <table:table-cell table:style-name="ce9" table:formula="of:=[.F23]*[.B23]*10000" office:value-type="float" office:value="194.69178144" calcext:value-type="float">
            <text:p>194.69178144</text:p>
          </table:table-cell>
          <table:table-cell table:style-name="ce9"/>
          <table:table-cell table:style-name="ce10" office:value-type="string" calcext:value-type="string">
            <text:p>south of te puke golf club</text:p>
          </table:table-cell>
          <table:table-cell table:number-columns-repeated="1015"/>
        </table:table-row>
        <table:table-row table:style-name="ro2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decimal-places="4" number:min-integer-digits="1" number:grouping="true"/>
    </number:number-style>
    <number:number-style style:name="N119">
      <number:number number:decimal-places="3" number:min-decimal-places="3" number:min-integer-digits="1" number:grouping="true"/>
    </number:number-style>
    <number:number-style style:name="N11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1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1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1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1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1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09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3:37:50.983294983</meta:creation-date>
    <meta:print-date>2024-06-06T15:21:56.849670404</meta:print-date>
    <dc:date>2024-06-06T15:28:04.125550396</dc:date>
    <meta:editing-duration>PT1M46S</meta:editing-duration>
    <meta:editing-cycles>1</meta:editing-cycles>
    <meta:generator>LibreOffice/7.3.7.2$Linux_X86_64 LibreOffice_project/30$Build-2</meta:generator>
    <meta:document-statistic meta:table-count="1" meta:cell-count="184" meta:object-count="0"/>
  </office:meta>
</office:document-meta>
</file>